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26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draw:auto-grow-height="true" fo:min-height="17.959cm"/>
    </style:style>
    <style:style style:name="pr8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32pt" fo:font-style="normal" style:font-size-asian="32pt" style:font-style-asian="normal" style:font-size-complex="32pt" style:font-style-complex="normal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erl web hosting</text:span></text:p>
            <text:p><text:span text:style-name="T1">for beginners</text:span></text:p>
            <text:p><text:span text:style-name="T1"/></text:p>
            <text:p><text:span text:style-name="T2">Árpád Szász</text:span></text:p>
            <text:p><text:span text:style-name="T2">Freelance Perl Developer</text:span></text:p>
            <text:p><text:span text:style-name="T3">Twitter: @arpadszasz</text:span></text:p>
            <text:p><text:span text:style-name="T3">Blog: http://arpi.plenum.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/>Programming newb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/>Programming newbie</text:p>
              </text:list-item>
              <text:list-item>
                <text:p>Want to host a simple dynamic web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ogramming newbie</text:p>
              </text:list-item>
              <text:list-item>
                <text:p>Want to host a simple dynamic website</text:p>
              </text:list-item>
              <text:list-item>
                <text:p>Process must be eas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ogramming newbie</text:p>
              </text:list-item>
              <text:list-item>
                <text:p>Want to host a simple dynamic website</text:p>
              </text:list-item>
              <text:list-item>
                <text:p>Process must be eas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ogramming newbie</text:p>
              </text:list-item>
              <text:list-item>
                <text:p>Want to host a simple dynamic website</text:p>
              </text:list-item>
              <text:list-item>
                <text:p>Process must be easy</text:p>
              </text:list-item>
              <text:list-item>
                <text:p>Using Microsoft Wind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Why use Perl?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erl makes easy things easy and hard things poss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Why use Perl?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erl makes easy things easy and hard things possible</text:p>
              </text:list-item>
              <text:list-item>
                <text:p>Well supported, available by default on every shared host provider's serv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Why use Perl?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erl makes easy things easy and hard things possible</text:p>
              </text:list-item>
              <text:list-item>
                <text:p>Perl is available by default on every shared host provider's servers (GNU/Linux)</text:p>
              </text:list-item>
              <text:list-item>
                <text:p>Perl is Mod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4">Why use shared hosting?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Inexpens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4">Why use shared hosting?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Inexpensive</text:p>
              </text:list-item>
              <text:list-item>
                <text:p>Easy to setu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  <text:list-item>
                <text:p>Available at http://strawberryperl.com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  <text:list-item>
                <text:p>Available at http://strawberryperl.com/ </text:p>
              </text:list-item>
              <text:list-item>
                <text:p>Up to date (Perl version 5.16.2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ost popular web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ost popular web server</text:p>
              </text:list-item>
              <text:list-item>
                <text:p>Windows binaries available at http://httpd.apache.org/download.cg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4">Mojolicious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Next generation web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2" draw:layer="layout" svg:width="25.199cm" svg:height="3.506cm" svg:x="1.4cm" svg:y="0.837cm" presentation:class="title">
          <draw:text-box>
            <text:p><text:span text:style-name="T4">Mojolicious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Next generation web framework</text:p>
              </text:list-item>
              <text:list-item>
                <text:p>Easy to deploy (only dependent on core Perl5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figuring Apach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ow the use of <text:span text:style-name="T5">.htaccess</text:span> files</text:p>
              </text:list-item>
            </text:list>
            <text:p><text:span text:style-name="T6">&lt;Directory "C:/Program Files/Apache Software Foundation/Apache2.2/cgi-bin"&gt;</text:span></text:p>
            <text:p><text:span text:style-name="T6"><text:s text:c="4"/></text:span><text:span text:style-name="T6">AllowOverride </text:span><text:span text:style-name="T3">All</text:span></text:p>
            <text:p><text:span text:style-name="T6"><text:s text:c="4"/></text:span><text:span text:style-name="T6">Options </text:span><text:span text:style-name="T3">FollowSymlinks</text:span></text:p>
            <text:p><text:span text:style-name="T6"><text:s text:c="4"/></text:span><text:span text:style-name="T6">Order allow,deny</text:span></text:p>
            <text:p><text:span text:style-name="T6"><text:s text:c="4"/></text:span><text:span text:style-name="T6">Allow from all</text:span></text:p>
            <text:p><text:span text:style-name="T6">&lt;/Directory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figuring Apach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ow the use of <text:span text:style-name="T5">.htaccess</text:span> files</text:p>
              </text:list-item>
            </text:list>
            <text:p><text:span text:style-name="T6">&lt;Directory "C:/Program Files/Apache Software Foundation/Apache2.2/cgi-bin"&gt;</text:span></text:p>
            <text:p><text:span text:style-name="T6"><text:s text:c="4"/></text:span><text:span text:style-name="T6">AllowOverride </text:span><text:span text:style-name="T3">All</text:span></text:p>
            <text:p><text:span text:style-name="T6"><text:s text:c="4"/></text:span><text:span text:style-name="T6">Options </text:span><text:span text:style-name="T3">FollowSymlinks</text:span></text:p>
            <text:p><text:span text:style-name="T6"><text:s text:c="4"/></text:span><text:span text:style-name="T6">Order allow,deny</text:span></text:p>
            <text:p><text:span text:style-name="T6"><text:s text:c="4"/></text:span><text:span text:style-name="T6">Allow from all</text:span></text:p>
            <text:p><text:span text:style-name="T6">&lt;/Directory&gt;</text:span></text:p>
            <text:p><text:span text:style-name="T6"/></text:p>
            <text:list text:continue-numbering="true" text:style-name="L2">
              <text:list-item>
                <text:p><text:span text:style-name="T7">Enable </text:span><text:span text:style-name="T8">mod_rewrite</text:span></text:p>
              </text:list-item>
            </text:list>
            <text:p><text:span text:style-name="T9">LoadModule rewrite_module modules/mod_rewrite.s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figuring Mojolicious app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Goes into Apache's <text:span text:style-name="T5">htdocs</text:span> f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figuring Mojolicious app</text:p>
          </draw:text-box>
        </draw:frame>
        <draw:frame presentation:style-name="pr6" draw:layer="layout" svg:width="24.639cm" svg:height="13.374cm" svg:x="1.4cm" svg:y="4.914cm" presentation:class="outline" presentation:user-transformed="true">
          <draw:text-box>
            <text:list text:style-name="L2">
              <text:list-item>
                <text:p>Goes into Apache's <text:span text:style-name="T5">htdocs</text:span> folder as <text:span text:style-name="T5">app.pl</text:span></text:p>
              </text:list-item>
            </text:list>
            <text:p><text:span text:style-name="T10">#!perl</text:span></text:p>
            <text:p><text:span text:style-name="T10">use 5.10.1;</text:span></text:p>
            <text:p><text:span text:style-name="T10">use strict;</text:span></text:p>
            <text:p><text:span text:style-name="T10">use lib qw(lib);</text:span></text:p>
            <text:p><text:span text:style-name="T10">use Mojolicious::Lite;</text:span></text:p>
            <text:p><text:span text:style-name="T10">get '/' =&gt; sub {</text:span></text:p>
            <text:p><text:span text:style-name="T10"><text:s text:c="4"/></text:span><text:span text:style-name="T10">return shift-&gt;render('index');</text:span></text:p>
            <text:p><text:span text:style-name="T10">};</text:span></text:p>
            <text:p><text:span text:style-name="T10">get '/*page' =&gt; sub {</text:span></text:p>
            <text:p><text:span text:style-name="T10"><text:s text:c="4"/></text:span><text:span text:style-name="T10">my $self = shift;</text:span></text:p>
            <text:p><text:span text:style-name="T10"><text:s text:c="4"/></text:span><text:span text:style-name="T10">return $self-&gt;render( $self-&gt;param('page') );</text:span></text:p>
            <text:p><text:span text:style-name="T10">};</text:span></text:p>
            <text:p><text:span text:style-name="T10">app-&gt;start('cgi'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figuring Mojolicious app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es into Apache's <text:span text:style-name="T5">htdocs</text:span> folder as <text:span text:style-name="T5">app.pl</text:span></text:p>
              </text:list-item>
              <text:list-item>
                <text:p><text:span text:style-name="T11">Templates go into </text:span><text:span text:style-name="T8">htdocs/templates</text:span></text:p>
                <text:p><text:span text:style-name="T9">htdocs/templates/index.html.ep</text:span></text:p>
                <text:p><text:span text:style-name="T9">htdocs/templates/contact.html.ep</text:span></text:p>
                <text:p><text:span text:style-name="T9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figuring .htaccess fil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</text:list>
          </draw:text-box>
        </draw:frame>
        <draw:frame draw:style-name="gr2" draw:text-style-name="P3" draw:layer="layout" svg:width="22.761cm" svg:height="4.518cm" svg:x="2.639cm" svg:y="6.858cm">
          <draw:text-box>
            <text:p text:style-name="P3">AddHandler cgi-script .pl</text:p>
            <text:p text:style-name="P3">Options +ExecCGI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figuring .htaccess fil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  <text:list-item>
                <text:p>Route all requests to Mojolicious app</text:p>
              </text:list-item>
            </text:list>
          </draw:text-box>
        </draw:frame>
        <draw:frame draw:style-name="gr2" draw:text-style-name="P3" draw:layer="layout" svg:width="22.761cm" svg:height="4.518cm" svg:x="2.744cm" svg:y="8.325cm">
          <draw:text-box>
            <text:p text:style-name="P3">RewriteEngine On</text:p>
            <text:p text:style-name="P3">RewriteCond %{REQUEST_FILENAME} !-f</text:p>
            <text:p text:style-name="P3">RewriteCond %{REQUEST_FILENAME} !-d</text:p>
            <text:p text:style-name="P3">RewriteRule ^(.*)$ app.pl/$1 [L,QSA]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figuring .htaccess fil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  <text:list-item>
                <text:p>Route all requests to Mojolicious app</text:p>
              </text:list-item>
              <text:list-item>
                <text:p>Deny listing of templates</text:p>
              </text:list-item>
            </text:list>
          </draw:text-box>
        </draw:frame>
        <draw:frame draw:style-name="gr2" draw:text-style-name="P3" draw:layer="layout" svg:width="22.761cm" svg:height="4.518cm" svg:x="2.639cm" svg:y="10.414cm">
          <draw:text-box>
            <text:p text:style-name="P3">&lt;FilesMatch ".html.ep"&gt;</text:p>
            <text:p text:style-name="P3"><text:s text:c="4"/>Order deny,allow</text:p>
            <text:p text:style-name="P3"><text:s text:c="4"/>Deny from all</text:p>
            <text:p text:style-name="P3">&lt;/FilesMatch&gt;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figuring .htaccess fil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  <text:list-item>
                <text:p>Route all requests to Mojolicious app</text:p>
              </text:list-item>
              <text:list-item>
                <text:p>Deny listing of templates</text:p>
              </text:list-item>
              <text:list-item>
                <text:p>Directory index points to app</text:p>
              </text:list-item>
            </text:list>
          </draw:text-box>
        </draw:frame>
        <draw:frame draw:style-name="gr2" draw:text-style-name="P3" draw:layer="layout" svg:width="22.761cm" svg:height="4.518cm" svg:x="2.54cm" svg:y="11.992cm">
          <draw:text-box>
            <text:p text:style-name="P3">DirectoryIndex app.pl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figure templat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Add Perl code to templates</text:p>
              </text:list-item>
            </text:list>
            <text:p><text:span text:style-name="T6">&lt;h1&gt;Unix epoch&lt;/h1&gt;</text:span></text:p>
            <text:p><text:span text:style-name="T6">&lt;p&gt;</text:span></text:p>
            <text:p><text:span text:style-name="T6"><text:s text:c="4"/></text:span><text:span text:style-name="T6">Server time is: </text:span><text:span text:style-name="T3">&lt;%= time %&gt;</text:span></text:p>
            <text:p><text:span text:style-name="T6">&lt;/p&gt;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draw:frame presentation:style-name="pr7" draw:layer="layout" svg:width="25.199cm" svg:height="17.959cm" svg:x="1.4cm" svg:y="0.837cm" presentation:class="title" presentation:user-transformed="true">
          <draw:text-box>
            <text:p>Thank You!<text:line-break/><text:line-break/><text:span text:style-name="T7">Talk available at</text:span><text:line-break/><text:span text:style-name="T12">https://github.com/arpadszasz/perl-hosting-beginners-talk</text:span><text:line-break/></text:p>
          </draw:text-box>
        </draw:frame>
        <draw:frame presentation:style-name="pr8" draw:text-style-name="P5" draw:layer="layout" svg:width="24.639cm" svg:height="12.18cm" svg:x="1.4cm" svg:y="4.914cm" presentation:class="subtitle">
          <draw:text-box>
            <text:list text:style-name="L1">
              <text:list-header>
                <text:p text:style-name="P5">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Árpád Szász</meta:initial-creator>
    <meta:creation-date>2013-02-16T19:10:32</meta:creation-date>
    <dc:date>2013-02-22T13:28:56</dc:date>
    <dc:creator>Árpád Szász</dc:creator>
    <meta:editing-duration>PT1H37M20S</meta:editing-duration>
    <meta:editing-cycles>38</meta:editing-cycles>
    <meta:generator>LibreOffice/3.6$Linux_X86_64 LibreOffice_project/360m1$Build-101</meta:generator>
    <meta:document-statistic meta:object-count="148"/>
  </office:meta>
</office:document-meta>
</file>